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4-07-10T21:12:59" calcext:value-type="date">
            <text:p>2024-07-10 21:12:59</text:p>
          </table:table-cell>
          <table:table-cell table:style-name="ce22" office:value-type="date" office:date-value="2024-07-10" calcext:value-type="date">
            <text:p>2024-07-10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21H12M59S" calcext:value-type="time">
            <text:p>21:12:5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4-07-10T21:12:59" calcext:value-type="date">
            <text:p>2024-07-10 21:12:59</text:p>
          </table:table-cell>
          <table:table-cell table:style-name="ce23" office:value-type="date" office:date-value="2024-07-10" calcext:value-type="date">
            <text:p>2024-07-10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9H12M59S" calcext:value-type="time">
            <text:p>09:12:5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4-07-10T21:12:59" calcext:value-type="date">
            <text:p>2024-07-10 21:12:59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21H12M59S" calcext:value-type="time">
            <text:p>21:12:5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4-07-10T21:12:59" calcext:value-type="date">
            <text:p>2024-07-10 21:12:59</text:p>
          </table:table-cell>
          <table:table-cell table:style-name="ce25" office:value-type="date" office:date-value="2024-07-10" calcext:value-type="date">
            <text:p>2024-07-10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9H12M59S" calcext:value-type="time">
            <text:p>09:12:5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4-07-10T21:12:59" calcext:value-type="date">
            <text:p>2024-07-10 21:12:59</text:p>
          </table:table-cell>
          <table:table-cell table:style-name="ce26" office:value-type="date" office:date-value="2024-07-10" calcext:value-type="date">
            <text:p>2024-07-10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21H12M59S" calcext:value-type="time">
            <text:p>21:12:5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4-07-10T21:12:59" calcext:value-type="date">
            <text:p>2024-07-10 21:12:59</text:p>
          </table:table-cell>
          <table:table-cell table:style-name="ce27" office:value-type="date" office:date-value="2024-07-10" calcext:value-type="date">
            <text:p>2024-07-10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9H12M59S" calcext:value-type="time">
            <text:p>09:12:5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4-07-10T21:12:59" calcext:value-type="date">
            <text:p>2024-07-10 21:12:59</text:p>
          </table:table-cell>
          <table:table-cell table:style-name="ce28" office:value-type="date" office:date-value="2024-07-10" calcext:value-type="date">
            <text:p>2024-07-10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21H12M59S" calcext:value-type="time">
            <text:p>21:12:5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4-07-10T21:12:59" calcext:value-type="date">
            <text:p>2024-07-10 21:12:59</text:p>
          </table:table-cell>
          <table:table-cell table:style-name="ce29" office:value-type="date" office:date-value="2024-07-10" calcext:value-type="date">
            <text:p>2024-07-10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9H12M59S" calcext:value-type="time">
            <text:p>09:12:5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4-07-10T21:12:59" calcext:value-type="date">
            <text:p>2024-07-10 21:12:59</text:p>
          </table:table-cell>
          <table:table-cell table:style-name="ce30" office:value-type="date" office:date-value="2024-07-10" calcext:value-type="date">
            <text:p>2024-07-10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21H12M59S" calcext:value-type="time">
            <text:p>21:12:5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4-07-10T21:12:59" calcext:value-type="date">
            <text:p>2024-07-10 21:12:59</text:p>
          </table:table-cell>
          <table:table-cell table:style-name="ce31" office:value-type="date" office:date-value="2024-07-10" calcext:value-type="date">
            <text:p>2024-07-10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9H12M59S" calcext:value-type="time">
            <text:p>09:12:5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9.1cm" svg:y="4.37cm" draw:caption-point-x="-0.61cm" draw:caption-point-y="1.51cm">
              <dc:creator>Autoría desconocida</dc:creator>
              <dc:date>2024-07-10T21:12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4-07-10T21:13:00" calcext:value-type="date">
            <text:p>2024-07-10 21:13:00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4-07-10T21:13:00" calcext:value-type="date">
            <text:p>2024-07-10 21:13:00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4-07-10T21:13:00" calcext:value-type="date">
            <text:p>2024-07-10 21:13:00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21:12:58.7233611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21:12:58</meta:creation-date>
    <meta:generator>LibreOffice/24.2.4.2$Linux_X86_64 LibreOffice_project/420$Build-2</meta:generator>
    <meta:editing-duration>PT1S</meta:editing-duration>
    <meta:editing-cycles>2</meta:editing-cycles>
    <meta:initial-creator>Turulomio</meta:initial-creator>
    <dc:description>Este fichero ha sido generado con UnoGenerator-0.41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4-07-10T21:13:00.424470217</dc:date>
    <dc:title>Ejemplo ODS con UnoGenerator</dc:title>
    <meta:document-statistic meta:table-count="8" meta:cell-count="3390" meta:object-count="0"/>
  </office:meta>
</office:document-meta>
</file>